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e994" draw:textarea-vertical-align="middle" draw:auto-grow-height="false" fo:min-height="2.684cm" fo:min-width="6.184cm" loext:decorative="false"/>
    </style:style>
    <style:style style:name="gr2" style:family="graphic" style:parent-style-name="standard">
      <style:graphic-properties draw:fill="solid" draw:fill-color="#ffb66c" draw:textarea-vertical-align="middle" draw:auto-grow-height="false" fo:min-height="3.128cm" fo:min-width="6.136cm" loext:decorative="false"/>
    </style:style>
    <style:style style:name="gr3" style:family="graphic" style:parent-style-name="standard">
      <style:graphic-properties draw:fill="solid" draw:fill-color="#f10d0c" draw:textarea-horizontal-align="justify" draw:textarea-vertical-align="middle" draw:auto-grow-height="false" fo:min-height="2.458cm" fo:min-width="6.958cm" fo:wrap-option="wrap" loext:decorative="false"/>
      <style:paragraph-properties style:writing-mode="lr-tb"/>
    </style:style>
    <style:style style:name="gr4" style:family="graphic" style:parent-style-name="standard">
      <style:graphic-properties draw:fill="solid" draw:fill-color="#d4ea6b" draw:textarea-horizontal-align="justify" draw:textarea-vertical-align="middle" draw:auto-grow-height="false" fo:min-height="1.104cm" fo:min-width="15.104cm" fo:wrap-option="wrap" loext:decorative="false"/>
      <style:paragraph-properties style:writing-mode="lr-tb"/>
    </style:style>
    <style:style style:name="gr5" style:family="graphic" style:parent-style-name="standard">
      <style:graphic-properties draw:fill="solid" draw:fill-color="#bf819e" draw:textarea-horizontal-align="justify" draw:textarea-vertical-align="middle" draw:auto-grow-height="false" fo:min-height="1.556cm" fo:min-width="2.306cm" fo:wrap-option="wrap" loext:decorative="false"/>
      <style:paragraph-properties style:writing-mode="lr-tb"/>
    </style:style>
    <style:style style:name="gr6" style:family="graphic" style:parent-style-name="standard">
      <style:graphic-properties draw:fill="solid" draw:fill-color="#ff7b59" draw:textarea-horizontal-align="justify" draw:textarea-vertical-align="middle" draw:auto-grow-height="false" fo:min-height="1.556cm" fo:min-width="4.032cm" fo:wrap-option="wrap" loext:decorative="false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376cm" fo:min-width="1.469cm" loext:decorative="false"/>
      <style:paragraph-properties style:writing-mode="lr-tb"/>
    </style:style>
    <style:style style:name="gr10" style:family="graphic" style:parent-style-name="standard">
      <style:graphic-properties draw:fill="solid" draw:fill-color="#8e86ae" draw:textarea-horizontal-align="justify" draw:textarea-vertical-align="middle" draw:auto-grow-height="false" fo:min-height="1.556cm" fo:min-width="2.056cm" fo:wrap-option="wrap" loext:decorative="false"/>
      <style:paragraph-properties style:writing-mode="lr-tb"/>
    </style:style>
    <style:style style:name="gr11" style:family="graphic" style:parent-style-name="standard">
      <style:graphic-properties draw:marker-start="Arrowheads_20_2" draw:marker-start-width="0.3cm" draw:marker-end="Arrowheads_20_3" draw:marker-end-width="0.3cm" draw:textarea-vertical-align="middle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513cm" loext:decorative="false"/>
      <style:paragraph-properties style:writing-mode="lr-tb"/>
    </style:style>
    <style:style style:name="gr13" style:family="graphic" style:parent-style-name="standard">
      <style:graphic-properties draw:fill="solid" draw:fill-color="#ff6d6d" draw:textarea-horizontal-align="justify" draw:textarea-vertical-align="middle" draw:auto-grow-height="false" fo:min-height="1.556cm" fo:min-width="2.056cm" fo:wrap-option="wrap" loext:decorative="false"/>
      <style:paragraph-properties style:writing-mode="lr-tb"/>
    </style:style>
    <style:style style:name="gr14" style:family="graphic" style:parent-style-name="standard">
      <style:graphic-properties draw:fill="solid" draw:fill-color="#81aca6" draw:textarea-horizontal-align="justify" draw:textarea-vertical-align="middle" draw:auto-grow-height="false" fo:min-height="1.556cm" fo:min-width="2.056cm" fo:wrap-option="wrap" loext:decorative="false"/>
      <style:paragraph-properties style:writing-mode="lr-tb"/>
    </style:style>
    <style:style style:name="gr15" style:family="graphic" style:parent-style-name="standard">
      <style:graphic-properties draw:fill="solid" draw:fill-color="#e16173" draw:textarea-horizontal-align="justify" draw:textarea-vertical-align="middle" draw:auto-grow-height="false" fo:min-height="1.556cm" fo:min-width="2.056cm" fo:wrap-option="wrap" loext:decorative="false"/>
      <style:paragraph-properties style:writing-mode="lr-tb"/>
    </style:style>
    <style:style style:name="gr16" style:family="graphic" style:parent-style-name="standard">
      <style:graphic-properties draw:fill="solid" draw:fill-color="#77bc65" draw:textarea-horizontal-align="justify" draw:textarea-vertical-align="middle" draw:auto-grow-height="false" fo:min-height="1.782cm" fo:min-width="3.532cm" fo:wrap-option="wrap" loext:decorative="false"/>
      <style:paragraph-properties style:writing-mode="lr-tb"/>
    </style:style>
    <style:style style:name="gr17" style:family="graphic" style:parent-style-name="standard">
      <style:graphic-properties draw:fill="solid" draw:fill-color="#ff7b59" draw:textarea-horizontal-align="justify" draw:textarea-vertical-align="middle" draw:auto-grow-height="false" fo:min-height="1.556cm" fo:min-width="1.556cm" fo:wrap-option="wrap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376cm" fo:min-width="1.504cm" loext:decorative="false"/>
      <style:paragraph-properties style:writing-mode="lr-tb"/>
    </style:style>
    <style:style style:name="gr19" style:family="graphic" style:parent-style-name="standard">
      <style:graphic-properties draw:fill="solid" draw:fill-color="#bf819e" draw:textarea-horizontal-align="justify" draw:textarea-vertical-align="middle" draw:auto-grow-height="false" fo:min-height="1.556cm" fo:min-width="2.056cm" fo:wrap-option="wrap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5cm" fo:min-width="1.102cm" loext:decorative="false"/>
    </style:style>
    <style:style style:name="P1" style:family="paragraph">
      <loext:graphic-properties draw:fill="solid" draw:fill-color="#ffe994"/>
      <style:paragraph-properties fo:text-align="center"/>
      <style:text-properties fo:font-style="italic"/>
    </style:style>
    <style:style style:name="P2" style:family="paragraph">
      <loext:graphic-properties draw:fill="solid" draw:fill-color="#ffb66c"/>
      <style:paragraph-properties fo:text-align="center"/>
      <style:text-properties fo:font-style="italic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10d0c"/>
      <style:paragraph-properties fo:text-align="center"/>
    </style:style>
    <style:style style:name="P5" style:family="paragraph">
      <loext:graphic-properties draw:fill="solid" draw:fill-color="#d4ea6b"/>
      <style:paragraph-properties fo:text-align="center"/>
    </style:style>
    <style:style style:name="P6" style:family="paragraph">
      <loext:graphic-properties draw:fill="solid" draw:fill-color="#bf819e"/>
      <style:paragraph-properties fo:text-align="center"/>
    </style:style>
    <style:style style:name="P7" style:family="paragraph">
      <loext:graphic-properties draw:fill="solid" draw:fill-color="#ff7b59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text-align="center"/>
      <style:text-properties fo:font-size="13pt" style:font-size-asian="13pt" style:font-size-complex="13pt"/>
    </style:style>
    <style:style style:name="P12" style:family="paragraph">
      <loext:graphic-properties draw:fill="solid" draw:fill-color="#8e86ae"/>
      <style:paragraph-properties fo:text-align="center"/>
    </style:style>
    <style:style style:name="P13" style:family="paragraph"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solid" draw:fill-color="#ff6d6d"/>
      <style:paragraph-properties fo:text-align="center"/>
    </style:style>
    <style:style style:name="P15" style:family="paragraph">
      <loext:graphic-properties draw:fill="solid" draw:fill-color="#81aca6"/>
      <style:paragraph-properties fo:text-align="center"/>
    </style:style>
    <style:style style:name="P16" style:family="paragraph">
      <loext:graphic-properties draw:fill="solid" draw:fill-color="#e16173"/>
      <style:paragraph-properties fo:text-align="center"/>
    </style:style>
    <style:style style:name="P17" style:family="paragraph">
      <loext:graphic-properties draw:fill="solid" draw:fill-color="#77bc65"/>
      <style:paragraph-properties fo:text-align="center"/>
    </style:style>
    <style:style style:name="P18" style:family="paragraph">
      <style:paragraph-properties fo:text-align="center"/>
      <style:text-properties fo:font-style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cm" svg:height="3.25cm" svg:x="2cm" svg:y="17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" draw:text-style-name="P2" draw:layer="layout" svg:width="7cm" svg:height="3.742cm" svg:x="2cm" svg:y="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4" draw:layer="layout" svg:width="7.75cm" svg:height="3cm" draw:transform="rotate (1.5707963267949) translate (2cm 12.5cm)">
          <text:p text:style-name="P3">RJ45 + PoE chi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" draw:text-style-name="P5" draw:layer="layout" svg:width="15.75cm" svg:height="1.5cm" draw:transform="rotate (1.5707963267949) translate (11.5cm 20.5cm)">
          <text:p text:style-name="P3">MC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6" draw:layer="layout" svg:width="3cm" svg:height="2cm" draw:transform="rotate (1.5707963267949) translate (15cm 10.75cm)">
          <text:p text:style-name="P3">PE[6:7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" draw:text-style-name="P7" draw:layer="layout" svg:width="4.726cm" svg:height="2cm" draw:transform="rotate (1.5707963267949) translate (7.064cm 9.5cm)">
          <text:p text:style-name="P3">BUCK REGUL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7" draw:text-style-name="P8" draw:layer="layout" svg:x1="5cm" svg:y1="5.5cm" svg:x2="7cm" svg:y2="5.5cm">
          <text:p text:style-name="P3"/>
        </draw:line>
        <draw:frame draw:style-name="gr8" draw:text-style-name="P10" draw:layer="layout" svg:width="1.5cm" svg:height="0.725cm" svg:x="5.25cm" svg:y="4.775cm">
          <draw:text-box>
            <text:p text:style-name="P9"><text:span text:style-name="T1">Pin 4</text:span></text:p>
          </draw:text-box>
        </draw:frame>
        <draw:line draw:style-name="gr7" draw:text-style-name="P8" draw:layer="layout" svg:x1="5cm" svg:y1="6.5cm" svg:x2="7cm" svg:y2="6.5cm">
          <text:p/>
        </draw:line>
        <draw:frame draw:style-name="gr8" draw:text-style-name="P10" draw:layer="layout" svg:width="1.5cm" svg:height="0.725cm" svg:x="5.25cm" svg:y="5.775cm">
          <draw:text-box>
            <text:p text:style-name="P9"><text:span text:style-name="T1">Pin 5</text:span></text:p>
          </draw:text-box>
        </draw:frame>
        <draw:line draw:style-name="gr7" draw:text-style-name="P8" draw:layer="layout" svg:x1="5cm" svg:y1="7.75cm" svg:x2="7cm" svg:y2="7.75cm">
          <text:p/>
        </draw:line>
        <draw:frame draw:style-name="gr8" draw:text-style-name="P10" draw:layer="layout" svg:width="1.5cm" svg:height="0.725cm" svg:x="5.25cm" svg:y="7.025cm">
          <draw:text-box>
            <text:p text:style-name="P9"><text:span text:style-name="T1">Pin 7</text:span></text:p>
          </draw:text-box>
        </draw:frame>
        <draw:line draw:style-name="gr7" draw:text-style-name="P8" draw:layer="layout" svg:x1="5cm" svg:y1="8.975cm" svg:x2="7cm" svg:y2="8.975cm">
          <text:p/>
        </draw:line>
        <draw:frame draw:style-name="gr8" draw:text-style-name="P10" draw:layer="layout" svg:width="1.5cm" svg:height="0.725cm" svg:x="5.25cm" svg:y="8.25cm">
          <draw:text-box>
            <text:p text:style-name="P9"><text:span text:style-name="T1">Pin 8</text:span></text:p>
          </draw:text-box>
        </draw:frame>
        <draw:custom-shape draw:style-name="gr9" draw:text-style-name="P11" draw:layer="layout" svg:width="2.25cm" svg:height="1.25cm" svg:x="9.25cm" svg:y="6.5cm">
          <text:p text:style-name="P3"><text:span text:style-name="T2">+3,3V</text:span></text:p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2" draw:layer="layout" svg:width="2.75cm" svg:height="2cm" draw:transform="rotate (1.5707963267949) translate (7cm 12.5cm)">
          <text:p text:style-name="P3">W550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11" draw:text-style-name="P13" draw:layer="layout" svg:x1="5cm" svg:y1="10.25cm" svg:x2="7cm" svg:y2="10.25cm">
          <text:p/>
        </draw:line>
        <draw:frame draw:style-name="gr12" draw:text-style-name="P10" draw:layer="layout" svg:width="2cm" svg:height="0.763cm" svg:x="5cm" svg:y="9.5cm">
          <draw:text-box>
            <text:p text:style-name="P9"><text:span text:style-name="T1">PIN 1,2</text:span></text:p>
          </draw:text-box>
        </draw:frame>
        <draw:line draw:style-name="gr11" draw:text-style-name="P13" draw:layer="layout" svg:x1="5cm" svg:y1="11.75cm" svg:x2="7cm" svg:y2="11.75cm">
          <text:p/>
        </draw:line>
        <draw:frame draw:style-name="gr12" draw:text-style-name="P10" draw:layer="layout" svg:width="2cm" svg:height="0.763cm" svg:x="5cm" svg:y="11cm">
          <draw:text-box>
            <text:p text:style-name="P9"><text:span text:style-name="T1">PIN 3,6</text:span></text:p>
          </draw:text-box>
        </draw:frame>
        <draw:custom-shape draw:style-name="gr13" draw:text-style-name="P14" draw:layer="layout" svg:width="2.75cm" svg:height="2cm" draw:transform="rotate (1.5707963267949) translate (2.25cm 16.25cm)">
          <text:p text:style-name="P3">12-bit AD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4" draw:text-style-name="P15" draw:layer="layout" svg:width="2.75cm" svg:height="2cm" draw:transform="rotate (1.5707963267949) translate (4.5cm 16.25cm)">
          <text:p text:style-name="P3">RT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5" draw:text-style-name="P16" draw:layer="layout" svg:width="2.75cm" svg:height="2cm" draw:transform="rotate (1.5707963267949) translate (6.75cm 16.25cm)">
          <text:p text:style-name="P3">RS485</text:p>
          <text:p text:style-name="P3">RS23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6" draw:text-style-name="P17" draw:layer="layout" svg:width="4.25cm" svg:height="2.25cm" svg:x="4.5cm" svg:y="17.75cm">
          <text:p text:style-name="P3">IC C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7" draw:text-style-name="P7" draw:layer="layout" svg:width="2.25cm" svg:height="2cm" draw:transform="rotate (1.5707963267949) translate (2.25cm 20cm)">
          <text:p text:style-name="P3">L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8" draw:text-style-name="P3" draw:layer="layout" svg:width="2.5cm" svg:height="1.25cm" svg:x="9cm" svg:y="18.25cm">
          <text:p text:style-name="P3">I2C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position-x="$0" draw:handle-position-y="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1" draw:layer="layout" svg:width="2.5cm" svg:height="1.25cm" svg:x="9cm" svg:y="14.25cm">
          <text:p text:style-name="P11"><text:span text:style-name="T2">UART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position-x="$0" draw:handle-position-y="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1" draw:layer="layout" svg:width="2.5cm" svg:height="1.25cm" svg:x="9cm" svg:y="10.5cm">
          <text:p text:style-name="P11"><text:span text:style-name="T2">SPI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position-x="$0" draw:handle-position-y="$1" draw:handle-range-x-minimum="0" draw:handle-range-x-maximum="10800" draw:handle-range-y-minimum="0" draw:handle-range-y-maximum="10800"/>
          </draw:enhanced-geometry>
        </draw:custom-shape>
        <draw:custom-shape draw:style-name="gr5" draw:text-style-name="P6" draw:layer="layout" svg:width="3cm" svg:height="2cm" draw:transform="rotate (1.5707963267949) translate (15cm 14cm)">
          <text:p text:style-name="P3">PD[0:7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6" draw:layer="layout" svg:width="3cm" svg:height="2cm" draw:transform="rotate (1.5707963267949) translate (15cm 17.25cm)">
          <text:p text:style-name="P3">PC[6:7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6" draw:layer="layout" svg:width="3cm" svg:height="2cm" draw:transform="rotate (1.5707963267949) translate (15cm 20.5cm)">
          <text:p text:style-name="P3">PB[0:7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9" draw:text-style-name="P6" draw:layer="layout" svg:width="2.75cm" svg:height="2cm" draw:transform="rotate (1.5707963267949) translate (15cm 7.5cm)">
          <text:p text:style-name="P3">PF[0:7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0" draw:text-style-name="P18" draw:layer="layout" svg:width="2cm" svg:height="1.5cm" svg:x="13cm" svg:y="5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position-x="$0" draw:handle-position-y="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18" draw:layer="layout" svg:width="2cm" svg:height="1.5cm" svg:x="13cm" svg:y="8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position-x="$0" draw:handle-position-y="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18" draw:layer="layout" svg:width="2cm" svg:height="1.5cm" svg:x="13cm" svg:y="11.7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position-x="$0" draw:handle-position-y="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18" draw:layer="layout" svg:width="2cm" svg:height="1.5cm" svg:x="13cm" svg:y="18.2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position-x="$0" draw:handle-position-y="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18" draw:layer="layout" svg:width="2cm" svg:height="1.5cm" svg:x="13.001cm" svg:y="5.50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position-x="$0" draw:handle-position-y="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18" draw:layer="layout" svg:width="2cm" svg:height="1.5cm" svg:x="13cm" svg:y="1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position-x="$0" draw:handle-position-y="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vi" fo:country="V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7-04T05:33:25.876508000</meta:creation-date>
    <dc:date>2025-07-04T06:34:09.407307900</dc:date>
    <meta:editing-duration>PT15M58S</meta:editing-duration>
    <meta:editing-cycles>2</meta:editing-cycles>
    <meta:generator>LibreOffice/25.2.4.3$Windows_X86_64 LibreOffice_project/33e196637044ead23f5c3226cde09b47731f7e27</meta:generator>
    <meta:document-statistic meta:object-count="38"/>
  </office:meta>
</office:document-meta>
</file>